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c1daee"/>
    </style:style>
    <style:style style:name="P14" style:family="paragraph" style:parent-style-name="_5f_Paragraphe">
      <style:text-properties officeooo:paragraph-rsid="009fe814"/>
    </style:style>
    <style:style style:name="P15" style:family="paragraph" style:parent-style-name="_5f_Paragraphe_5f_Réponse_5f_Elève">
      <style:text-properties officeooo:paragraph-rsid="009fe814"/>
    </style:style>
    <style:style style:name="P16" style:family="paragraph" style:parent-style-name="_5f_Paragraphe">
      <style:text-properties officeooo:paragraph-rsid="00baeb2f"/>
    </style:style>
    <style:style style:name="P17" style:family="paragraph" style:parent-style-name="_5f_Paragraphe_5f_Réponse_5f_Elève">
      <style:text-properties officeooo:paragraph-rsid="00a04ee6"/>
    </style:style>
    <style:style style:name="P18" style:family="paragraph" style:parent-style-name="_5f_Paragraphe_5f_Réponse_5f_Elève">
      <style:text-properties officeooo:paragraph-rsid="00a864c6"/>
    </style:style>
    <style:style style:name="P19" style:family="paragraph" style:parent-style-name="_5f_Paragraphe_5f_Réponse_5f_Elève">
      <style:text-properties officeooo:paragraph-rsid="00b1a2cf"/>
    </style:style>
    <style:style style:name="P20" style:family="paragraph" style:parent-style-name="_5f_Paragraphe" style:master-page-name="SERIE_5f_NUMERIQUE_5f_CLR_5f_d7e12c_5f_2COL">
      <style:paragraph-properties style:page-number="auto"/>
    </style:style>
    <style:style style:name="P21" style:family="paragraph" style:parent-style-name="_5f_Footer_20_page_20_impaire_20__28_D_29_"/>
    <style:style style:name="P22" style:family="paragraph" style:parent-style-name="_5f_Footer_20_page_20_impaire_20__28_D_29_">
      <style:text-properties officeooo:paragraph-rsid="01316a8b"/>
    </style:style>
    <style:style style:name="P23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5" style:family="paragraph" style:parent-style-name="_5f_Footer_20_page_20_paire_20__28_G_29_"/>
    <style:style style:name="P26" style:family="paragraph" style:parent-style-name="_5f_Footer_20_page_20_paire_20__28_G_29_">
      <style:text-properties officeooo:paragraph-rsid="01316a8b"/>
    </style:style>
    <style:style style:name="P27" style:family="paragraph" style:parent-style-name="_5f_Footer_20_page_20_paire_20__28_G_29_">
      <style:text-properties officeooo:paragraph-rsid="01336347"/>
    </style:style>
    <style:style style:name="P28" style:family="paragraph" style:parent-style-name="_5f_Footer_20_page_20_paire_20__28_G_29_">
      <style:text-properties officeooo:paragraph-rsid="0135ac9e"/>
    </style:style>
    <style:style style:name="P29" style:family="paragraph" style:parent-style-name="_5f_Footer_20_page_20_paire_20__28_G_29_">
      <style:text-properties officeooo:paragraph-rsid="01397109"/>
    </style:style>
    <style:style style:name="P30" style:family="paragraph" style:parent-style-name="_5f_Footer_20_page_20_paire_20__28_G_29_">
      <style:text-properties officeooo:paragraph-rsid="013b50d8"/>
    </style:style>
    <style:style style:name="P31" style:family="paragraph" style:parent-style-name="_5f_Footer_20_page_20_paire_20__28_G_29_">
      <style:text-properties officeooo:paragraph-rsid="013c280e"/>
    </style:style>
    <style:style style:name="P32" style:family="paragraph" style:parent-style-name="_5f_Footer_20_page_20_paire_20__28_G_29_">
      <style:text-properties officeooo:paragraph-rsid="0142af40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0" style:family="paragraph" style:parent-style-name="_5f_Header_20_D_20_page_20_paire_20__28_G_29_">
      <style:text-properties officeooo:paragraph-rsid="00fe4814"/>
    </style:style>
    <style:style style:name="P41" style:family="paragraph" style:parent-style-name="_5f_Header_20_D_20_page_20_paire_20__28_G_29_">
      <style:text-properties officeooo:rsid="0101821f" officeooo:paragraph-rsid="0101821f"/>
    </style:style>
    <style:style style:name="P42" style:family="paragraph" style:parent-style-name="_5f_Header_20_G_20_page_20_paire_20__28_G_29_">
      <style:text-properties officeooo:rsid="00ff3616" officeooo:paragraph-rsid="00ff3616"/>
    </style:style>
    <style:style style:name="P43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4" style:family="paragraph" style:parent-style-name="_5f_Header_20_M_20_page_20_impaire_20__28_D_29_">
      <style:text-properties officeooo:rsid="01035d0f" officeooo:paragraph-rsid="01035d0f"/>
    </style:style>
    <style:style style:name="P45" style:family="paragraph" style:parent-style-name="_5f_Header_20_M_20_page_20_paire_20__28_G_29_">
      <style:text-properties officeooo:rsid="0101a5c8" officeooo:paragraph-rsid="0101a5c8"/>
    </style:style>
    <style:style style:name="P46" style:family="paragraph" style:parent-style-name="_5f_Header_20_N_20_page_20_impaire_20__28_D_29_">
      <style:text-properties officeooo:rsid="010462d7" officeooo:paragraph-rsid="010462d7"/>
    </style:style>
    <style:style style:name="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8" style:family="paragraph" style:parent-style-name="_5f_Header_20_P_20_page_20_paire_20__28_G_29_">
      <style:text-properties officeooo:rsid="0107aa33" officeooo:paragraph-rsid="0107aa33"/>
    </style:style>
    <style:style style:name="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1" style:family="paragraph" style:parent-style-name="_5f_Paragraphe_5f_avec_5f_Num_5f_Question" style:list-style-name="_5f_Numérotation_20_des_20_exercices"/>
    <style:style style:name="P52" style:family="paragraph" style:parent-style-name="_5f_Premier_5f_Titre_5f_Exercices_5f_avec_5f_Num_5f_Exo_5f_sans_5f_Titre" style:list-style-name="_5f_Numérotation_20_des_20_exercices"/>
    <style:style style:name="P53" style:family="paragraph" style:parent-style-name="_5f_Titre_5f_Exercices_5f_sans_5f_Titre" style:list-style-name="_5f_Numérotation_20_des_20_exercices"/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f99e06"/>
    </style:style>
    <style:style style:name="P57" style:family="paragraph">
      <loext:graphic-properties draw:fill="solid" draw:fill-color="#d62e4e"/>
    </style:style>
    <style:style style:name="P58" style:family="paragraph">
      <loext:graphic-properties draw:fill="solid" draw:fill-color="#7fb241"/>
    </style:style>
    <style:style style:name="P59" style:family="paragraph">
      <loext:graphic-properties draw:fill="solid" draw:fill-color="#9d0f89"/>
    </style:style>
    <style:style style:name="P60" style:family="paragraph">
      <loext:graphic-properties draw:fill="solid" draw:fill-color="#1ca2b8"/>
    </style:style>
    <style:style style:name="P61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2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="solid" draw:fill-color="#d7e12c"/>
    </style:style>
    <style:style style:name="P6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zxx" style:country-asian="none" style:language-complex="zxx" style:country-complex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d8946" style:font-weight-asian="normal" style:font-weight-complex="normal"/>
    </style:style>
    <style:style style:name="T12" style:family="text">
      <style:text-properties fo:font-weight="normal" officeooo:rsid="00ae431c" style:font-weight-asian="normal" style:font-weight-complex="normal"/>
    </style:style>
    <style:style style:name="T13" style:family="text">
      <style:text-properties fo:font-weight="normal" officeooo:rsid="00afee34" style:font-weight-asian="normal" style:font-weight-complex="normal"/>
    </style:style>
    <style:style style:name="T14" style:family="text">
      <style:text-properties fo:font-weight="normal" officeooo:rsid="00b86e16" style:font-weight-asian="normal" style:font-weight-complex="normal"/>
    </style:style>
    <style:style style:name="T15" style:family="text">
      <style:text-properties officeooo:rsid="00b45cf0"/>
    </style:style>
    <style:style style:name="T16" style:family="text">
      <style:text-properties fo:font-style="normal" fo:font-weight="normal" officeooo:rsid="00c1daee" style:font-style-asian="normal" style:font-weight-asian="normal" style:font-style-complex="normal" style:font-weight-complex="normal"/>
    </style:style>
    <style:style style:name="T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1995*" fo:start-indent="0cm" fo:end-indent="0.049cm"/>
          <style:column style:rel-width="3046*" fo:start-indent="0.049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draw:g text:anchor-type="paragraph" draw:z-index="34" draw:name="Forme5" draw:style-name="gr13"><draw:custom-shape draw:style-name="gr14" draw:text-style-name="P62" svg:width="3.964cm" svg:height="0.641cm" draw:transform="skewX (0.00279252680319092) rotate (0.0872664625997165) translate (-0.696736111111111cm -0.296333333333333cm)"><text:p text:style-name="P61"><text:span text:style-name="T1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32"><draw:text-box fo:min-height="3.93cm"><text:section text:style-name="Sect1" text:name="Section11"><text:p text:style-name="Text_20_body"><text:span text:style-name="_5f_Caractères_5f_gras"><text:span text:style-name="T10">Calcule : </text:span></text:span></text:p><text:h text:style-name="P13" text:outline-level="1"><text:span text:style-name="_5f_Caractères">D = 4 + (−5) −(−8) </text:span></text:h><text:h text:style-name="P13" text:outline-level="1"><text:span text:style-name="_5f_Caractères"><text:span text:style-name="T10">E = −15 − 14 + (−15) − (−20)</text:span></text:span></text:h><text:h text:style-name="_5f_Paragraphe" text:outline-level="1"><text:span text:style-name="_5f_Numéros_20_second_20_exercices">Correction</text:span></text:h><text:section text:style-name="Sect2" text:name="Section1"><text:h text:style-name="P16" text:outline-level="1"><text:span text:style-name="_5f_Caractères">D = 4 + (−5) − (−8)</text:span></text:h><text:h text:style-name="P13" text:outline-level="1"><text:span text:style-name="_5f_Caractères">D = 4 + (−5) +  8</text:span></text:h><text:h text:style-name="P13" text:outline-level="1"><text:span text:style-name="_5f_Caractères">D = −1 + 8</text:span></text:h><text:h text:style-name="P13" text:outline-level="1"><text:span text:style-name="_5f_Caractères">D = 7</text:span></text:h><text:h text:style-name="P13" text:outline-level="1"><text:span text:style-name="_5f_Caractères">E = −15 − 14 + (−15) − (−20)</text:span></text:h><text:h text:style-name="P13" text:outline-level="1"><text:span text:style-name="_5f_Caractères">E = −15 + (−14) + (−15) + 20</text:span></text:h><text:h text:style-name="P13" text:outline-level="1"><text:span text:style-name="_5f_Caractères">E = −44 + 20</text:span></text:h><text:h text:style-name="P13" text:outline-level="1"><text:span text:style-name="_5f_Caractères"><text:span text:style-name="T16">E = −24</text:span></text:span></text:h></text:section></text:section></draw:text-box></draw:frame><text:span text:style-name="_5f_Caractères_5f_gras"/></text:h>
      <text:list text:style-name="_5f_Numérotation_20_des_20_exercices">
        <text:list-item>
          <text:h text:style-name="P53" text:outline-level="1"><text:span text:style-name="_5f_Caractères"><text:span text:style-name="T10">Effectue les calculs suivants :</text:span></text:span></text:h>
        </text:list-item>
      </text:list>
      <text:section text:style-name="Sect1" text:name="Section50">
        <text:h text:style-name="_5f_Paragraphe" text:outline-level="1"><text:span text:style-name="_5f_Caractères_5f_gras"><text:span text:style-name="T10">A = −7 + 9 + (−3)</text:span></text:span></text:h>
        <text:p text:style-name="_5f_Paragraphe_5f_Réponse_5f_Elève"><text:span text:style-name="_5f_Caractères_5f_gras"><text:span text:style-name="T10">A = </text:span></text:span><text:span text:style-name="_5f_pointillés_20_gris"><text:span text:style-name="T10"><text:tab/></text:span></text:span></text:p>
        <text:p text:style-name="_5f_Paragraphe_5f_Réponse_5f_Elève"><text:span text:style-name="_5f_Caractères_5f_gras"><text:span text:style-name="T10">A = </text:span></text:span><text:span text:style-name="_5f_pointillés_20_gris"><text:span text:style-name="T10"><text:tab/></text:span></text:span></text:p>
        <text:h text:style-name="_5f_Paragraphe" text:outline-level="1"><text:span text:style-name="_5f_Caractères_5f_gras"><text:span text:style-name="T10">B = −25 + (−128) + (−47)</text:span></text:span></text:h>
        <text:p text:style-name="_5f_Paragraphe_5f_Réponse_5f_Elève"><text:span text:style-name="_5f_Caractères_5f_gras"><text:span text:style-name="T10">B = </text:span></text:span><text:span text:style-name="_5f_pointillés_20_gris"><text:span text:style-name="T10"><text:tab/></text:span></text:span></text:p>
        <text:p text:style-name="_5f_Paragraphe_5f_Réponse_5f_Elève"><text:span text:style-name="_5f_Caractères_5f_gras"><text:span text:style-name="T10">B = </text:span></text:span><text:span text:style-name="_5f_pointillés_20_gris"><text:span text:style-name="T10"><text:tab/></text:span></text:span></text:p>
        <text:h text:style-name="_5f_Paragraphe" text:outline-level="1"><text:span text:style-name="_5f_Caractères_5f_gras"><text:span text:style-name="T10">C = 3,9 + (−3,4) + 4,5</text:span></text:span></text:h>
        <text:p text:style-name="_5f_Paragraphe_5f_Réponse_5f_Elève"><text:span text:style-name="_5f_Caractères_5f_gra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_5f_gras"><text:span text:style-name="T10">C = </text:span></text:span><text:span text:style-name="_5f_pointillés_20_gris"><text:span text:style-name="T10"><text:tab/></text:span></text:span></text:p>
      </text:section>
      <text:list text:continue-numbering="true" text:style-name="_5f_Numérotation_20_des_20_exercices">
        <text:list-item>
          <text:h text:style-name="P53" text:outline-level="1"><text:span text:style-name="_5f_Caractères">Effectue les calculs suivants.</text:span></text:h>
        </text:list-item>
      </text:list>
      <text:section text:style-name="Sect1" text:name="Section51">
        <text:h text:style-name="_5f_Paragraphe" text:outline-level="1"><text:span text:style-name="_5f_Caractères"><text:span text:style-name="T10">B = −</text:span></text:span><text:span text:style-name="_5f_Caractères"><text:span text:style-name="T11">3</text:span></text:span><text:span text:style-name="_5f_Caractères"><text:span text:style-name="T10">,1 + (−9) + </text:span></text:span><text:span text:style-name="_5f_Caractères"><text:span text:style-name="T11">8</text:span></text:span><text:span text:style-name="_5f_Caractères"><text:span text:style-name="T10">,4 + (−</text:span></text:span><text:span text:style-name="_5f_Caractères"><text:span text:style-name="T11">7</text:span></text:span><text:span text:style-name="_5f_Caractères"><text:span text:style-name="T10">,3)</text:span></text:span></text:h>
        <text:p text:style-name="_5f_Paragraphe_5f_Réponse_5f_Elève"><text:span text:style-name="_5f_Caractères"><text:span text:style-name="T10">B = </text:span></text:span><text:span text:style-name="_5f_pointillés_20_gris"><text:span text:style-name="T10"><text:tab/></text:span></text:span></text:p>
        <text:p text:style-name="P15"><text:span text:style-name="_5f_Caractères"><text:span text:style-name="T10">B = </text:span></text:span><text:span text:style-name="_5f_pointillés_20_gris"><text:span text:style-name="T10"><text:tab/></text:span></text:span></text:p>
        <text:p text:style-name="P15"><text:span text:style-name="_5f_Caractères"><text:span text:style-name="T10">B = </text:span></text:span><text:span text:style-name="_5f_pointillés_20_gris"><text:span text:style-name="T10"><text:tab/></text:span></text:span></text:p>
        <text:h text:style-name="P14" text:outline-level="1"><text:span text:style-name="_5f_Caractères"><text:span text:style-name="T10">C = </text:span></text:span><text:span text:style-name="_5f_Caractères"><text:span text:style-name="T11">3</text:span></text:span><text:span text:style-name="_5f_Caractères"><text:span text:style-name="T10">4 + (−</text:span></text:span><text:span text:style-name="_5f_Caractères"><text:span text:style-name="T11">1</text:span></text:span><text:span text:style-name="_5f_Caractères"><text:span text:style-name="T10">7) + </text:span></text:span><text:span text:style-name="_5f_Caractères"><text:span text:style-name="T11">1</text:span></text:span><text:span text:style-name="_5f_Caractères"><text:span text:style-name="T10">2 + (−</text:span></text:span><text:span text:style-name="_5f_Caractères"><text:span text:style-name="T11">4</text:span></text:span><text:span text:style-name="_5f_Caractères"><text:span text:style-name="T10">,75) + (−</text:span></text:span><text:span text:style-name="_5f_Caractères"><text:span text:style-name="T11">6</text:span></text:span><text:span text:style-name="_5f_Caractères"><text:span text:style-name="T10">,25)</text:span></text:span></text:h>
        <text:p text:style-name="P15"><text:span text:style-name="_5f_Caractères"><text:span text:style-name="T10">C = </text:span></text:span><text:span text:style-name="_5f_pointillés_20_gris"><text:span text:style-name="T10"><text:tab/></text:span></text:span></text:p>
        <text:p text:style-name="P15"><text:span text:style-name="_5f_Caractères"><text:span text:style-name="T10">C = </text:span></text:span><text:span text:style-name="_5f_pointillés_20_gris"><text:span text:style-name="T10"><text:tab/></text:span></text:span></text:p>
        <text:p text:style-name="P15"><text:span text:style-name="_5f_Caractères"><text:span text:style-name="T10">C = </text:span></text:span><text:span text:style-name="_5f_pointillés_20_gris"><text:span text:style-name="T10"><text:tab/></text:span></text:span></text:p>
        <text:h text:style-name="_5f_Paragraphe" text:outline-level="1"><text:span text:style-name="_5f_Caractères"><text:span text:style-name="T10">D = −</text:span></text:span><text:span text:style-name="_5f_Caractères"><text:span text:style-name="T11">52</text:span></text:span><text:span text:style-name="_5f_Caractères"><text:span text:style-name="T10"> + </text:span></text:span><text:span text:style-name="_5f_Caractères"><text:span text:style-name="T11">2</text:span></text:span><text:span text:style-name="_5f_Caractères"><text:span text:style-name="T10">3 + </text:span></text:span><text:span text:style-name="_5f_Caractères"><text:span text:style-name="T11">1</text:span></text:span><text:span text:style-name="_5f_Caractères"><text:span text:style-name="T10">8 + (−</text:span></text:span><text:span text:style-name="_5f_Caractères"><text:span text:style-name="T11">26</text:span></text:span><text:span text:style-name="_5f_Caractères"><text:span text:style-name="T10">) + (−</text:span></text:span><text:span text:style-name="_5f_Caractères"><text:span text:style-name="T11">33</text:span></text:span><text:span text:style-name="_5f_Caractères"><text:span text:style-name="T10">) + </text:span></text:span><text:span text:style-name="_5f_Caractères"><text:span text:style-name="T11">48</text:span></text:span></text:h>
        <text:p text:style-name="P15"><text:span text:style-name="_5f_Caractères"><text:span text:style-name="T10">D = </text:span></text:span><text:span text:style-name="_5f_pointillés_20_gris"><text:span text:style-name="T10"><text:tab/></text:span></text:span></text:p>
        <text:p text:style-name="P15"><text:span text:style-name="_5f_Caractères"><text:span text:style-name="T10">D = </text:span></text:span><text:span text:style-name="_5f_pointillés_20_gris"><text:span text:style-name="T10"><text:tab/></text:span></text:span></text:p>
        <text:p text:style-name="P15"><text:span text:style-name="_5f_Caractères"><text:span text:style-name="T10">D = </text:span></text:span><text:span text:style-name="_5f_pointillés_20_gris"><text:span text:style-name="T10"><text:tab/></text:span></text:span></text:p>
      </text:section>
      <text:list text:continue-numbering="true" text:style-name="_5f_Numérotation_20_des_20_exercices">
        <text:list-item>
          <text:h text:style-name="P53" text:outline-level="1"><text:span text:style-name="_5f_Caractères">En regroupant deux par deux les termes, calcule le plus simplement possible chaque somme.</text:span></text:h>
        </text:list-item>
      </text:list>
      <text:section text:style-name="Sect1" text:name="Section52">
        <text:list text:continue-numbering="true" text:style-name="_5f_Numérotation_20_des_20_exercices">
          <text:list-item>
            <text:list>
              <text:list-item>
                <text:p text:style-name="P51"><text:span text:style-name="_5f_Caractères"><text:span text:style-name="T10">A = </text:span></text:span><text:span text:style-name="_5f_Caractères"><text:span text:style-name="T12">2</text:span></text:span><text:span text:style-name="_5f_Caractères"><text:span text:style-name="T10">7 + (−</text:span></text:span><text:span text:style-name="_5f_Caractères"><text:span text:style-name="T12">3</text:span></text:span><text:span text:style-name="_5f_Caractères"><text:span text:style-name="T10">3) + (−4) + </text:span></text:span><text:span text:style-name="_5f_Caractères"><text:span text:style-name="T12">3</text:span></text:span><text:span text:style-name="_5f_Caractères"><text:span text:style-name="T10">3</text:span></text:span></text:p>
              </text:list-item>
            </text:list>
          </text:list-item>
        </text:list>
        <text:p text:style-name="P17"><text:span text:style-name="_5f_Caractères"><text:span text:style-name="T10">A = </text:span></text:span><text:span text:style-name="_5f_pointillés_20_gris"><text:span text:style-name="T10"><text:tab/></text:span></text:span></text:p>
        <text:p text:style-name="P17"><text:span text:style-name="_5f_Caractères"><text:span text:style-name="T10">A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B = </text:span></text:span><text:span text:style-name="_5f_Caractères"><text:span text:style-name="T12">24</text:span></text:span><text:span text:style-name="_5f_Caractères"><text:span text:style-name="T10">,5 + (−</text:span></text:span><text:span text:style-name="_5f_Caractères"><text:span text:style-name="T12">6</text:span></text:span><text:span text:style-name="_5f_Caractères"><text:span text:style-name="T10">,</text:span></text:span><text:span text:style-name="_5f_Caractères"><text:span text:style-name="T12">4</text:span></text:span><text:span text:style-name="_5f_Caractères"><text:span text:style-name="T10">) + (−</text:span></text:span><text:span text:style-name="_5f_Caractères"><text:span text:style-name="T12">8</text:span></text:span><text:span text:style-name="_5f_Caractères"><text:span text:style-name="T10">,</text:span></text:span><text:span text:style-name="_5f_Caractères"><text:span text:style-name="T12">6</text:span></text:span><text:span text:style-name="_5f_Caractères"><text:span text:style-name="T10">) + (−</text:span></text:span><text:span text:style-name="_5f_Caractères"><text:span text:style-name="T12">4</text:span></text:span><text:span text:style-name="_5f_Caractères"><text:span text:style-name="T10">,5)</text:span></text:span></text:p>
        <text:p text:style-name="P17"><text:span text:style-name="_5f_Caractères"><text:span text:style-name="T10">B = </text:span></text:span><text:span text:style-name="_5f_pointillés_20_gris"><text:span text:style-name="T10"><text:tab/></text:span></text:span></text:p>
        <text:p text:style-name="P17"><text:span text:style-name="_5f_Caractères"><text:span text:style-name="T10">B = </text:span></text:span><text:span text:style-name="_5f_pointillés_20_gris"><text:span text:style-name="T10"><text:tab/></text:span></text:span></text:p>
      </text:section>
      <text:section text:style-name="Sect1" text:name="Section53">
        <text:p text:style-name="_5f_Paragraphe_5f_Réponse_5f_Elève"><text:span text:style-name="_5f_Caractères"><text:span text:style-name="T10">C = −</text:span></text:span><text:span text:style-name="_5f_Caractères"><text:span text:style-name="T13">53</text:span></text:span><text:span text:style-name="_5f_Caractères"><text:span text:style-name="T10"> + </text:span></text:span><text:span text:style-name="_5f_Caractères"><text:span text:style-name="T13">5</text:span></text:span><text:span text:style-name="_5f_Caractères"><text:span text:style-name="T10"> </text:span></text:span><text:span text:style-name="_5f_Caractères"><text:span text:style-name="T13">432</text:span></text:span><text:span text:style-name="_5f_Caractères"><text:span text:style-name="T10"> + (−100) + 0 + (−</text:span></text:span><text:span text:style-name="_5f_Caractères"><text:span text:style-name="T13">32</text:span></text:span><text:span text:style-name="_5f_Caractères"><text:span text:style-name="T10">) + </text:span></text:span><text:span text:style-name="_5f_Caractères"><text:span text:style-name="T13">53</text:span></text:span></text:p>
        <text:p text:style-name="P17"><text:span text:style-name="_5f_Caractères"><text:span text:style-name="T10">C = </text:span></text:span><text:span text:style-name="_5f_pointillés_20_gris"><text:span text:style-name="T10"><text:tab/></text:span></text:span></text:p>
        <text:p text:style-name="P17"><text:span text:style-name="_5f_Caractères"><text:span text:style-name="T10">C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D = 1</text:span></text:span><text:span text:style-name="_5f_Caractères"><text:span text:style-name="T13">1</text:span></text:span><text:span text:style-name="_5f_Caractères"><text:span text:style-name="T10">,</text:span></text:span><text:span text:style-name="_5f_Caractères"><text:span text:style-name="T13">2</text:span></text:span><text:span text:style-name="_5f_Caractères"><text:span text:style-name="T10"> + (−</text:span></text:span><text:span text:style-name="_5f_Caractères"><text:span text:style-name="T13">5</text:span></text:span><text:span text:style-name="_5f_Caractères"><text:span text:style-name="T10">2) + </text:span></text:span><text:span text:style-name="_5f_Caractères"><text:span text:style-name="T13">1</text:span></text:span><text:span text:style-name="_5f_Caractères"><text:span text:style-name="T10">8,</text:span></text:span><text:span text:style-name="_5f_Caractères"><text:span text:style-name="T13">8</text:span></text:span><text:span text:style-name="_5f_Caractères"><text:span text:style-name="T10"> + </text:span></text:span><text:span text:style-name="_5f_Caractères"><text:span text:style-name="T13">6</text:span></text:span><text:span text:style-name="_5f_Caractères"><text:span text:style-name="T10">,</text:span></text:span><text:span text:style-name="_5f_Caractères"><text:span text:style-name="T13">7</text:span></text:span><text:span text:style-name="_5f_Caractères"><text:span text:style-name="T10"> + </text:span></text:span><text:span text:style-name="_5f_Caractères"><text:span text:style-name="T13">3</text:span></text:span><text:span text:style-name="_5f_Caractères"><text:span text:style-name="T10">6 + (−</text:span></text:span><text:span text:style-name="_5f_Caractères"><text:span text:style-name="T13">6</text:span></text:span><text:span text:style-name="_5f_Caractères"><text:span text:style-name="T10">,</text:span></text:span><text:span text:style-name="_5f_Caractères"><text:span text:style-name="T13">7</text:span></text:span><text:span text:style-name="_5f_Caractères"><text:span text:style-name="T10">)</text:span></text:span></text:p>
        <text:p text:style-name="P17"><text:span text:style-name="_5f_Caractères"><text:span text:style-name="T10">D = </text:span></text:span><text:span text:style-name="_5f_pointillés_20_gris"><text:span text:style-name="T10"><text:tab/></text:span></text:span></text:p>
        <text:p text:style-name="P17"><text:span text:style-name="_5f_Caractères"><text:span text:style-name="T10">D = </text:span></text:span><text:span text:style-name="_5f_pointillés_20_gris"><text:span text:style-name="T10"><text:tab/></text:span></text:span></text:p>
        <text:p text:style-name="P18"><text:span text:style-name="_5f_Caractères"><text:span text:style-name="T10">D = </text:span></text:span><text:span text:style-name="_5f_pointillés_20_gris"><text:span text:style-name="T10"><text:tab/></text:span></text:span></text:p>
        <text:list text:continue-numbering="true" text:style-name="_5f_Numérotation_20_des_20_exercices">
          <text:list-item>
            <text:h text:style-name="P53" text:outline-level="1"><text:span text:style-name="_5f_Caractères">Dans chaque cas, transforme l'expression en suite d'additions.</text:span></text:h>
          </text:list-item>
        </text:list>
      </text:section>
      <text:section text:style-name="Sect1" text:name="Section54">
        <text:p text:style-name="_5f_Paragraphe_5f_Réponse_5f_Elève"><text:span text:style-name="_5f_Caractères"><text:span text:style-name="T10">A = −</text:span></text:span><text:span text:style-name="_5f_Caractères"><text:span text:style-name="T13">15</text:span></text:span><text:span text:style-name="_5f_Caractères"><text:span text:style-name="T10"> + 1</text:span></text:span><text:span text:style-name="_5f_Caractères"><text:span text:style-name="T13">1</text:span></text:span><text:span text:style-name="_5f_Caractères"><text:span text:style-name="T10"> − (−</text:span></text:span><text:span text:style-name="_5f_Caractères"><text:span text:style-name="T13">2</text:span></text:span><text:span text:style-name="_5f_Caractères"><text:span text:style-name="T10">0)</text:span></text:span></text:p>
        <text:p text:style-name="P17"><text:span text:style-name="_5f_Caractères"><text:span text:style-name="T10">A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B = </text:span></text:span><text:span text:style-name="_5f_Caractères"><text:span text:style-name="T13">13</text:span></text:span><text:span text:style-name="_5f_Caractères"><text:span text:style-name="T10"> − (−</text:span></text:span><text:span text:style-name="_5f_Caractères"><text:span text:style-name="T13">13</text:span></text:span><text:span text:style-name="_5f_Caractères"><text:span text:style-name="T10">) − </text:span></text:span><text:span text:style-name="_5f_Caractères"><text:span text:style-name="T13">3</text:span></text:span><text:span text:style-name="_5f_Caractères"><text:span text:style-name="T10">0</text:span></text:span></text:p>
        <text:p text:style-name="P17"><text:span text:style-name="_5f_Caractères"><text:span text:style-name="T10">B = </text:span></text:span><text:span text:style-name="_5f_pointillés_20_gris"><text:span text:style-name="T10"><text:tab/></text:span></text:span></text:p>
        <text:p text:style-name="_5f_Paragraphe_5f_Réponse_5f_Elève"><text:span text:style-name="_5f_Caractères"><text:span text:style-name="T10">C = </text:span></text:span><text:span text:style-name="_5f_Caractères"><text:span text:style-name="T13">3</text:span></text:span><text:span text:style-name="_5f_Caractères"><text:span text:style-name="T10">0 + (−</text:span></text:span><text:span text:style-name="_5f_Caractères"><text:span text:style-name="T13">1</text:span></text:span><text:span text:style-name="_5f_Caractères"><text:span text:style-name="T10">8) − (−3</text:span></text:span><text:span text:style-name="_5f_Caractères"><text:span text:style-name="T13">1</text:span></text:span><text:span text:style-name="_5f_Caractères"><text:span text:style-name="T10">) + </text:span></text:span><text:span text:style-name="_5f_Caractères"><text:span text:style-name="T13">1</text:span></text:span><text:span text:style-name="_5f_Caractères"><text:span text:style-name="T10">4 − 2</text:span></text:span><text:span text:style-name="_5f_Caractères"><text:span text:style-name="T13">2</text:span></text:span></text:p>
        <text:p text:style-name="P17"><text:span text:style-name="_5f_Caractères"><text:span text:style-name="T10">C = </text:span></text:span><text:span text:style-name="_5f_pointillés_20_gris"><text:span text:style-name="T10"><text:tab/></text:span></text:span></text:p>
        <text:p text:style-name="P19"><text:span text:style-name="_5f_Caractères"><text:span text:style-name="T10">D = −1</text:span></text:span><text:span text:style-name="_5f_Caractères"><text:span text:style-name="T14">2</text:span></text:span><text:span text:style-name="_5f_Caractères"><text:span text:style-name="T10">8 − </text:span></text:span><text:span text:style-name="_5f_Caractères"><text:span text:style-name="T14">56</text:span></text:span><text:span text:style-name="_5f_Caractères"><text:span text:style-name="T10"> + (−31) − (−1</text:span></text:span><text:span text:style-name="_5f_Caractères"><text:span text:style-name="T14">4</text:span></text:span><text:span text:style-name="_5f_Caractères"><text:span text:style-name="T10">9) − 6</text:span></text:span><text:span text:style-name="_5f_Caractères"><text:span text:style-name="T14">3</text:span></text:span></text:p>
        <text:p text:style-name="P17"><text:span text:style-name="_5f_Caractères"><text:span text:style-name="T10">D = </text:span></text:span><text:span text:style-name="_5f_pointillés_20_gris"><text:span text:style-name="T10"><text:tab/></text:span></text:span></text:p>
      </text:section>
      <text:list text:continue-numbering="true" text:style-name="_5f_Numérotation_20_des_20_exercices">
        <text:list-item>
          <text:h text:style-name="P52" text:outline-level="1"><text:span text:style-name="_5f_Caractères"><text:span text:style-name="T15">Dans</text:span></text:span><text:span text:style-name="_5f_Caractères"> chaque cas, transforme la (ou les) soustraction(s) en addition(s) puis effectue les calculs en regroupant les termes de même signe.</text:span></text:h>
        </text:list-item>
      </text:list>
      <text:section text:style-name="Sect1" text:name="Section55">
        <text:h text:style-name="_5f_Paragraphe" text:outline-level="1"><text:span text:style-name="_5f_Caractères">A = −3 + 6 − (−8)</text:span></text:h>
        <text:p text:style-name="_5f_Paragraphe_5f_Réponse_5f_Elève"><text:span text:style-name="_5f_Caractères"><text:span text:style-name="T9">A = −3 + 6 + </text:span></text:span><text:span text:style-name="_5f_pointillés_20_gris"><text:span text:style-name="T9">... .....</text:span></text:span></text:p>
        <text:p text:style-name="_5f_Paragraphe_5f_Réponse_5f_Elève"><text:span text:style-name="_5f_Caractères"><text:span text:style-name="T9">A = </text:span></text:span><text:span text:style-name="_5f_pointillés_20_gris"><text:span text:style-name="T9">..... </text:span></text:span><text:span text:style-name="_5f_Caractères"><text:span text:style-name="T9">+</text:span></text:span><text:span text:style-name="_5f_Caractères"> (−3)</text:span></text:p>
        <text:p text:style-name="_5f_Paragraphe_5f_Réponse_5f_Elève"><text:span text:style-name="_5f_Caractères">A = </text:span><text:span text:style-name="_5f_pointillés_20_gris">... ..…</text:span></text:p>
        <text:h text:style-name="_5f_Paragraphe" text:outline-level="1"><text:span text:style-name="_5f_Caractères">B = 2 − 3 − 4</text:span></text:h>
        <text:p text:style-name="_5f_Paragraphe_5f_Réponse_5f_Elève"><text:span text:style-name="_5f_Caractères">B = 2 </text:span><text:span text:style-name="_5f_pointillés_20_gris">... </text:span><text:span text:style-name="_5f_Caractères">(</text:span><text:span text:style-name="_5f_pointillés_20_gris">... .....)</text:span><text:span text:style-name="_5f_Caractères"> </text:span><text:span text:style-name="_5f_pointillés_20_gris">... </text:span><text:span text:style-name="_5f_Caractères">(</text:span><text:span text:style-name="_5f_pointillés_20_gris">... .....)</text:span></text:p>
        <text:p text:style-name="_5f_Paragraphe_5f_Réponse_5f_Elève"><text:span text:style-name="_5f_Caractères">B = </text:span><text:span text:style-name="_5f_pointillés_20_gris">..... </text:span><text:span text:style-name="_5f_Caractères">+ (−</text:span><text:span text:style-name="_5f_pointillés_20_gris">.....)</text:span></text:p>
        <text:p text:style-name="_5f_Paragraphe_5f_Réponse_5f_Elève"><text:span text:style-name="_5f_Caractères">B = </text:span><text:span text:style-name="_5f_pointillés_20_gris">... ..…</text:span></text:p>
        <text:h text:style-name="_5f_Paragraphe" text:outline-level="1"><text:span text:style-name="_5f_Caractères">C = −5 − 3 − (−4) + (−10)</text:span></text:h>
        <text:p text:style-name="P17"><text:span text:style-name="_5f_Caractères">C = </text:span><text:span text:style-name="_5f_pointillés_20_gris"><text:span text:style-name="T10"><text:tab/></text:span></text:span></text:p>
        <text:p text:style-name="P17"><text:span text:style-name="_5f_Caractères">C = </text:span><text:span text:style-name="_5f_pointillés_20_gris"><text:span text:style-name="T10"><text:tab/></text:span></text:span></text:p>
        <text:p text:style-name="P17"><text:span text:style-name="_5f_Caractères">C = </text:span><text:span text:style-name="_5f_pointillés_20_gris"><text:span text:style-name="T10"><text:tab/></text:span></text:span></text:p>
        <text:p text:style-name="P19"><text:span text:style-name="_5f_Caractères"><text:span text:style-name="T10">C = </text:span></text:span><text:span text:style-name="_5f_pointillés_20_gris"><text:span text:style-name="T10"><text:tab/>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1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2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28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29" draw:name="Ligne_Entete_Impair_Numerique_2col" draw:style-name="Mgr5" draw:text-style-name="MP4" svg:x1="17.367cm" svg:y1="0.282cm" svg:x2="20.459cm" svg:y2="0.275cm"><text:p/></draw:line><draw:line text:anchor-type="paragraph" draw:z-index="25" draw:name="Ligne_Verticale_Impair_Numerique_2col" draw:style-name="Mgr5" draw:text-style-name="MP4" svg:x1="9.477cm" svg:y1="2.007cm" svg:x2="9.477cm" svg:y2="27.044cm"><text:p/></draw:line>Addition et soustraction de nombres relatifs</text:p>
      </style:header>
      <style:header-left>
        <text:p text:style-name="MP1"><draw:path text:anchor-type="paragraph" draw:z-index="17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3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7</text:span></text:p></draw:text-box></draw:frame><draw:line text:anchor-type="paragraph" draw:z-index="97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Addition et soustracti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8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8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6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19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20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3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4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5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22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1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23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0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2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5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6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3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4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9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0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7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8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3-02T17:17:18.037470862</dc:date>
    <meta:editing-duration>PT9H56M56S</meta:editing-duration>
    <meta:editing-cycles>140</meta:editing-cycles>
    <meta:generator>LibreOffice/7.6.1.2$Linux_X86_64 LibreOffice_project/f5defcebd022c5bc36bbb79be232cb6926d8f674</meta:generator>
    <meta:document-statistic meta:table-count="0" meta:image-count="0" meta:object-count="0" meta:page-count="1" meta:paragraph-count="144" meta:word-count="509" meta:character-count="2092" meta:non-whitespace-character-count="1613"/>
    <meta:template xlink:type="simple" xlink:actuate="onRequest" xlink:title="Modele_Cahier" xlink:href="../../../../../../Modele_Cahier.ott" meta:date="2024-03-02T09:46:07.205140257"/>
  </office:meta>
</office:document-meta>
</file>